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officeooo:rsid="00247d45" style:text-scale="101%"/>
    </style:style>
    <style:style style:name="T38" style:family="text">
      <style:text-properties officeooo:rsid="00501cee" style:text-scale="101%"/>
    </style:style>
    <style:style style:name="T3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officeooo:rsid="003bb9d8"/>
    </style:style>
    <style:style style:name="T42" style:family="text">
      <style:text-properties fo:letter-spacing="-0.007cm" fo:font-style="italic" style:font-style-asian="italic" style:font-style-complex="italic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&gt;</text:placeholder></text:p>
          </table:table-cell>
          <table:table-cell table:style-name="Tabla4.A2" office:value-type="string">
            <text:p text:style-name="P66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4"><text:text-input text:description="&lt;formatLang(line.quantity)&gt;">25,45</text:text-input></text:span><text:span text:style-name="T14"> </text:span><text:span text:style-name="T14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3"><text:placeholder text:placeholder-type="text">&lt;if test="o.comment"&gt;</text:placeholder></text:span><text:span text:style-name="T36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4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5"/>
          </table:table-cell>
          <table:table-cell table:style-name="Table1.B2" office:value-type="string">
            <text:p text:style-name="P70"><text:span text:style-name="T44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78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4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77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19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</style:style>
    <style:style style:name="MP4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%<text:span text:style-name="MT54">I.V.A.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1">%<text:span text:style-name="MT54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3"><text:span text:style-name="MT55">CAE: </text:span><text:span text:style-name="MT55"><text:placeholder text:placeholder-type="text">&lt;o.afip_cae&gt;</text:placeholder></text:span><text:span text:style-name="MT55"> - Fecha Vto. CAE: </text:span><text:span text:style-name="MT5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4"><draw:frame draw:style-name="Mfr3" draw:name="image: asimage(o.afip_barcode_img)" text:anchor-type="paragraph" svg:y="-0.82cm" svg:width="6.364cm" draw:z-index="2"><draw:text-box fo:min-height="0.744cm"><text:p text:style-name="MP45"/></draw:text-box></draw:frame><text:placeholder text:placeholder-type="text">&lt;o.afip_barcode&gt;</text:placeholder></text:p>
            </table:table-cell>
          </table:table-row>
        </table:table>
        <text:p text:style-name="MP46"/>
        <text:p text:style-name="MP46"/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5-18T13:37:05.053311898</dc:date>
    <meta:editing-duration>P2DT2H40M22S</meta:editing-duration>
    <meta:editing-cycles>351</meta:editing-cycles>
    <meta:generator>LibreOffice/4.3.7.2$Linux_X86_64 LibreOffice_project/430m0$Build-2</meta:generator>
    <meta:document-statistic meta:table-count="8" meta:image-count="0" meta:object-count="0" meta:page-count="1" meta:paragraph-count="80" meta:word-count="323" meta:character-count="1813" meta:non-whitespace-character-count="1722"/>
  </office:meta>
</office:document-meta>
</file>